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7d05" officeooo:paragraph-rsid="00117d05"/>
    </style:style>
    <style:style style:name="P2" style:family="paragraph" style:parent-style-name="Standard">
      <style:text-properties fo:font-style="italic" fo:font-weight="bold" officeooo:rsid="00117d05" officeooo:paragraph-rsid="00117d05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rsid="00126e8e" officeooo:paragraph-rsid="00126e8e"/>
    </style:style>
    <style:style style:name="P4" style:family="paragraph" style:parent-style-name="Standard">
      <style:text-properties officeooo:rsid="00117d05" officeooo:paragraph-rsid="0015ec3d"/>
    </style:style>
    <style:style style:name="T1" style:family="text">
      <style:text-properties officeooo:rsid="0014ca1f"/>
    </style:style>
    <style:style style:name="T2" style:family="text">
      <style:text-properties officeooo:rsid="0015ec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nh Mi Baguettes</text:p>
      <text:p text:style-name="P1"/>
      <text:p text:style-name="P1">2 ¼ tsp yeast</text:p>
      <text:p text:style-name="P1">1 ½ tsp salt</text:p>
      <text:p text:style-name="P1"><text:span text:style-name="T2">540g </text:span>bread flour</text:p>
      <text:p text:style-name="P4"><text:span text:style-name="T2">340g</text:span> warm water</text:p>
      <text:p text:style-name="P4"/>
      <text:p text:style-name="P1">Mix all ingredients in bowl of stand mixer <text:span text:style-name="T1">set to low using the dough hook.</text:span></text:p>
      <text:p text:style-name="P1"/>
      <text:p text:style-name="P1">Knead w/ dough hook for 5 min<text:span text:style-name="T1">ute</text:span>s or until the dough pulls away from the sides of the bowl.</text:p>
      <text:p text:style-name="P1"/>
      <text:p text:style-name="P1">Oil and cover the ball in the bowl. Let rise 60 to 90 mins or until doubled in size.</text:p>
      <text:p text:style-name="P1"/>
      <text:p text:style-name="P1">Turn out onto counter and portion. Make 6 tight balls, then cover and let rest for 15 min<text:span text:style-name="T1">ute</text:span>s.</text:p>
      <text:p text:style-name="P1"/>
      <text:p text:style-name="P1">Shape each ball into a 6-7 inch long oval. Starting from a long side, roll tightly into a cigar shape. Taper the tips. Place rolls on parchment lined baking sheets, 3 rolls to a sheet. Cover and let rise for 1 hour.</text:p>
      <text:p text:style-name="P1"/>
      <text:p text:style-name="P1">Preheat oven to 450 degrees with a pan of water on the lowest rack.</text:p>
      <text:p text:style-name="P1"/>
      <text:p text:style-name="P1">Slash the tops at a 45 degree angle just below the top. Spritz with water. Bake for 10 min<text:span text:style-name="T1">ute</text:span>s. Rotate the pans and spritz rolls again with water. Bake an additional 10 mins or until golden brown. Transfer rolls to wire rack to cool.</text:p>
      <text:p text:style-name="P1"/>
      <text:p text:style-name="P1"/>
      <text:p text:style-name="P1">Chef John from the Youtubes.</text:p>
      <text:p text:style-name="P1"/>
      <text:p text:style-name="P3">6 portions should be roughly 150grams each</text:p>
      <text:p text:style-name="P3"/>
      <text:p text:style-name="P3">5 portions would be 184grams eac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09:44:31.451160389</meta:creation-date>
    <meta:print-date>2020-09-29T09:51:35.106986429</meta:print-date>
    <dc:date>2020-10-01T07:08:28.526208753</dc:date>
    <meta:editing-duration>PT10M28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206" meta:character-count="1035" meta:non-whitespace-character-count="844"/>
  </office:meta>
</office:document-meta>
</file>